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2.09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38.7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</office:automatic-styles>
  <office:body>
    <office:spreadsheet>
      <table:calculation-settings table:automatic-find-labels="false"/>
      <table:table table:name="Attributs natif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Nom de l'attribu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ratégie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office:value-type="string" calcext:value-type="string">
            <text:p>Date précise de l'appel</text:p>
          </table:table-cell>
          <table:table-cell/>
        </table:table-row>
        <table:table-row table:style-name="ro1">
          <table:table-cell office:value-type="string" calcext:value-type="string">
            <text:p>DAY_OFF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Vrai si jour férié : toujours le même</text:p>
          </table:table-cell>
          <table:table-cell office:value-type="string" calcext:value-type="string">
            <text:p>Virer la colonne</text:p>
          </table:table-cell>
        </table:table-row>
        <table:table-row table:style-name="ro1">
          <table:table-cell office:value-type="string" calcext:value-type="string">
            <text:p>DAY_D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ide tout le temps</text:p>
          </table:table-cell>
          <table:table-cell office:value-type="string" calcext:value-type="string">
            <text:p>Virer la colonne</text:p>
          </table:table-cell>
        </table:table-row>
        <table:table-row table:style-name="ro1">
          <table:table-cell office:value-type="string" calcext:value-type="string">
            <text:p>WEEK_EN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Vrai si week-end</text:p>
          </table:table-cell>
          <table:table-cell/>
        </table:table-row>
        <table:table-row table:style-name="ro1">
          <table:table-cell office:value-type="string" calcext:value-type="string">
            <text:p>DAY_WE_D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Jour de la semaine</text:p>
          </table:table-cell>
          <table:table-cell/>
        </table:table-row>
        <table:table-row table:style-name="ro1">
          <table:table-cell office:value-type="string" calcext:value-type="string">
            <text:p>TPER_TEAM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Jour ou Nuit</text:p>
          </table:table-cell>
          <table:table-cell/>
        </table:table-row>
        <table:table-row table:style-name="ro1">
          <table:table-cell office:value-type="string" calcext:value-type="string">
            <text:p>TPER_HOUR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LIT_COD</text:p>
          </table:table-cell>
          <table:table-cell office:value-type="string" calcext:value-type="string">
            <text:p>B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D_CO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D_LIB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oujours la même</text:p>
          </table:table-cell>
          <table:table-cell office:value-type="string" calcext:value-type="string">
            <text:p>Virer la colonne</text:p>
          </table:table-cell>
        </table:table-row>
        <table:table-row table:style-name="ro1">
          <table:table-cell office:value-type="string" calcext:value-type="string">
            <text:p>ASS_ASSIGNMENT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_DIRECTORSHIP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_PARTNER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_POLE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_SOC_MERE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CALLSOFFERE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OUTFLOWCALL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INFLOWCALL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NOANSREDIR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CDCALL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BNCALL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CONFERENC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TRANSFERE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RINGCALL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DISCCALL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HOLDCALL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CDAUXOUTCALL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HOLDABNCALL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MAXINQUEU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DEQUECALL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CWINCALL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UXINCALL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CWOUTCALL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CWOUTOFFCALL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CWOUTADJCALL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UXOUTCALL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UXOUTOFFCALL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UXOUTADJCALL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INTRVL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OUTFLOW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DEQUE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I_ACD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DISC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HOLD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BN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I_STAFF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NS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I_RING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RING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I_ACD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I_AVAIL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CW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I_ACW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I_OTHER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CWIN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I_ACWIN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UXIN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I_AUXIN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CWOU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I_ACWOUT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CWOUTOFF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UXOUT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I_AUXOUT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UXOUTOFFTIM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SERVICELEVEL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CCEPTABL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SLVLOUTFLOW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SLVLABN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BNCALLS1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BNCALLS2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BNCALLS3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BNCALLS4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BNCALLS5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BNCALLS6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BNCALLS7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BNCALLS8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BNCALLS9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BNCALLS10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MAXSTAFFED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INCOMPLETE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_BEGIN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_COMENT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_END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ABANDONNED_CALL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CALL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PL_RECEIVED_CALLS</text:p>
          </table:table-cell>
          <table:table-cell office:value-type="string" calcext:value-type="string">
            <text:p>In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1:18:44.412029893</meta:creation-date>
    <meta:generator>LibreOffice/5.0.5.2$Linux_X86_64 LibreOffice_project/00m0$Build-2</meta:generator>
    <dc:date>2016-02-26T12:29:16.050964072</dc:date>
    <meta:editing-duration>PT5M9S</meta:editing-duration>
    <meta:editing-cycles>3</meta:editing-cycles>
    <meta:document-statistic meta:table-count="1" meta:cell-count="186" meta:object-count="0"/>
  </office:meta>
</office:document-meta>
</file>